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avelength, µ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.19199681">
            <text:p>2.19199681</text:p>
          </table:table-cell>
          <table:table-cell office:value-type="float" office:value="1.66796199">
            <text:p>1.6679619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11002639">
            <text:p>2.11002639</text:p>
          </table:table-cell>
          <table:table-cell office:value-type="float" office:value="1.71819465">
            <text:p>1.7181946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04373237">
            <text:p>2.04373237</text:p>
          </table:table-cell>
          <table:table-cell office:value-type="float" office:value="1.76752428">
            <text:p>1.7675242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.99087656">
            <text:p>1.99087656</text:p>
          </table:table-cell>
          <table:table-cell office:value-type="float" office:value="1.81459025">
            <text:p>1.8145902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.94936904">
            <text:p>1.94936904</text:p>
          </table:table-cell>
          <table:table-cell office:value-type="float" office:value="1.85837356">
            <text:p>1.8583735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.91727938">
            <text:p>1.91727938</text:p>
          </table:table-cell>
          <table:table-cell office:value-type="float" office:value="1.89814791">
            <text:p>1.8981479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89283766">
            <text:p>1.89283766</text:p>
          </table:table-cell>
          <table:table-cell office:value-type="float" office:value="1.93343112">
            <text:p>1.9334311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.87442737">
            <text:p>1.87442737</text:p>
          </table:table-cell>
          <table:table-cell office:value-type="float" office:value="1.96394349">
            <text:p>1.9639434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.86057493">
            <text:p>1.86057493</text:p>
          </table:table-cell>
          <table:table-cell office:value-type="float" office:value="1.98957566">
            <text:p>1.9895756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.84993965">
            <text:p>1.84993965</text:p>
          </table:table-cell>
          <table:table-cell office:value-type="float" office:value="2.01036517">
            <text:p>2.0103651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84130678">
            <text:p>1.84130678</text:p>
          </table:table-cell>
          <table:table-cell office:value-type="float" office:value="2.02647935">
            <text:p>2.0264793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.83358444">
            <text:p>1.83358444</text:p>
          </table:table-cell>
          <table:table-cell office:value-type="float" office:value="2.03820158">
            <text:p>2.0382015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.82580416">
            <text:p>1.82580416</text:p>
          </table:table-cell>
          <table:table-cell office:value-type="float" office:value="2.04591849">
            <text:p>2.04591849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.81712371">
            <text:p>1.81712371</text:p>
          </table:table-cell>
          <table:table-cell office:value-type="float" office:value="2.05010627">
            <text:p>2.0501062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80683064">
            <text:p>1.80683064</text:p>
          </table:table-cell>
          <table:table-cell office:value-type="float" office:value="2.05131518">
            <text:p>2.0513151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.79434505">
            <text:p>1.79434505</text:p>
          </table:table-cell>
          <table:table-cell office:value-type="float" office:value="2.05015215">
            <text:p>2.0501521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.77922043">
            <text:p>1.77922043</text:p>
          </table:table-cell>
          <table:table-cell office:value-type="float" office:value="2.04726202">
            <text:p>2.0472620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.7611416">
            <text:p>1.7611416</text:p>
          </table:table-cell>
          <table:table-cell office:value-type="float" office:value="2.04330817">
            <text:p>2.0433081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73991981">
            <text:p>1.73991981</text:p>
          </table:table-cell>
          <table:table-cell office:value-type="float" office:value="2.03895366">
            <text:p>2.0389536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.71548498">
            <text:p>1.71548498</text:p>
          </table:table-cell>
          <table:table-cell office:value-type="float" office:value="2.03484371">
            <text:p>2.0348437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68787558">
            <text:p>1.68787558</text:p>
          </table:table-cell>
          <table:table-cell office:value-type="float" office:value="2.03159014">
            <text:p>2.0315901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.65722687">
            <text:p>1.65722687</text:p>
          </table:table-cell>
          <table:table-cell office:value-type="float" office:value="2.02975823">
            <text:p>2.0297582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.62375806">
            <text:p>1.62375806</text:p>
          </table:table-cell>
          <table:table-cell office:value-type="float" office:value="2.02985598">
            <text:p>2.0298559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.58775885">
            <text:p>1.58775885</text:p>
          </table:table-cell>
          <table:table-cell office:value-type="float" office:value="2.03232574">
            <text:p>2.0323257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.54957576">
            <text:p>1.54957576</text:p>
          </table:table-cell>
          <table:table-cell office:value-type="float" office:value="2.03753802">
            <text:p>2.0375380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.5095983">
            <text:p>1.5095983</text:p>
          </table:table-cell>
          <table:table-cell office:value-type="float" office:value="2.04578719">
            <text:p>2.0457871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.46824527">
            <text:p>1.46824527</text:p>
          </table:table-cell>
          <table:table-cell office:value-type="float" office:value="2.05728911">
            <text:p>2.0572891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.42595095">
            <text:p>1.42595095</text:p>
          </table:table-cell>
          <table:table-cell office:value-type="float" office:value="2.07218053">
            <text:p>2.0721805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.38315153">
            <text:p>1.38315153</text:p>
          </table:table-cell>
          <table:table-cell office:value-type="float" office:value="2.09052059">
            <text:p>2.0905205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.34027197">
            <text:p>1.34027197</text:p>
          </table:table-cell>
          <table:table-cell office:value-type="float" office:value="2.11229443">
            <text:p>2.1122944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29771375">
            <text:p>1.29771375</text:p>
          </table:table-cell>
          <table:table-cell office:value-type="float" office:value="2.13741917">
            <text:p>2.1374191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.25584411">
            <text:p>1.25584411</text:p>
          </table:table-cell>
          <table:table-cell office:value-type="float" office:value="2.16575198">
            <text:p>2.1657519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.21498732">
            <text:p>1.21498732</text:p>
          </table:table-cell>
          <table:table-cell office:value-type="float" office:value="2.19710012">
            <text:p>2.1971001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.17541859">
            <text:p>1.17541859</text:p>
          </table:table-cell>
          <table:table-cell office:value-type="float" office:value="2.23123235">
            <text:p>2.23123235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.13736083">
            <text:p>1.13736083</text:p>
          </table:table-cell>
          <table:table-cell office:value-type="float" office:value="2.26789079">
            <text:p>2.2678907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.10098417">
            <text:p>1.10098417</text:p>
          </table:table-cell>
          <table:table-cell office:value-type="float" office:value="2.30680269">
            <text:p>2.3068026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.06640818">
            <text:p>1.06640818</text:p>
          </table:table-cell>
          <table:table-cell office:value-type="float" office:value="2.34769107">
            <text:p>2.3476910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.03370599">
            <text:p>1.03370599</text:p>
          </table:table-cell>
          <table:table-cell office:value-type="float" office:value="2.39028388">
            <text:p>2.3902838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.00290985">
            <text:p>1.00290985</text:p>
          </table:table-cell>
          <table:table-cell office:value-type="float" office:value="2.43432128">
            <text:p>2.4343212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97401747">
            <text:p>0.97401747</text:p>
          </table:table-cell>
          <table:table-cell office:value-type="float" office:value="2.47956084">
            <text:p>2.4795608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94699851">
            <text:p>0.94699851</text:p>
          </table:table-cell>
          <table:table-cell office:value-type="float" office:value="2.525781">
            <text:p>2.52578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9218008">
            <text:p>0.9218008</text:p>
          </table:table-cell>
          <table:table-cell office:value-type="float" office:value="2.57278277">
            <text:p>2.5727827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89835601">
            <text:p>0.89835601</text:p>
          </table:table-cell>
          <table:table-cell office:value-type="float" office:value="2.62039019">
            <text:p>2.62039019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8765846">
            <text:p>0.8765846</text:p>
          </table:table-cell>
          <table:table-cell office:value-type="float" office:value="2.66844978">
            <text:p>2.66844978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85639996">
            <text:p>0.85639996</text:p>
          </table:table-cell>
          <table:table-cell office:value-type="float" office:value="2.71682926">
            <text:p>2.7168292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83771171">
            <text:p>0.83771171</text:p>
          </table:table-cell>
          <table:table-cell office:value-type="float" office:value="2.76541591">
            <text:p>2.7654159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82042839">
            <text:p>0.82042839</text:p>
          </table:table-cell>
          <table:table-cell office:value-type="float" office:value="2.81411468">
            <text:p>2.8141146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80445943">
            <text:p>0.80445943</text:p>
          </table:table-cell>
          <table:table-cell office:value-type="float" office:value="2.8628462">
            <text:p>2.862846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78971659">
            <text:p>0.78971659</text:p>
          </table:table-cell>
          <table:table-cell office:value-type="float" office:value="2.91154488">
            <text:p>2.91154488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77611501">
            <text:p>0.77611501</text:p>
          </table:table-cell>
          <table:table-cell office:value-type="float" office:value="2.96015708">
            <text:p>2.9601570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6357389">
            <text:p>0.76357389</text:p>
          </table:table-cell>
          <table:table-cell office:value-type="float" office:value="3.00863945">
            <text:p>3.0086394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75201686">
            <text:p>0.75201686</text:p>
          </table:table-cell>
          <table:table-cell office:value-type="float" office:value="3.05695739">
            <text:p>3.0569573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74137221">
            <text:p>0.74137221</text:p>
          </table:table-cell>
          <table:table-cell office:value-type="float" office:value="3.10508375">
            <text:p>3.1050837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7315729">
            <text:p>0.7315729</text:p>
          </table:table-cell>
          <table:table-cell office:value-type="float" office:value="3.15299765">
            <text:p>3.1529976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72255655">
            <text:p>0.72255655</text:p>
          </table:table-cell>
          <table:table-cell office:value-type="float" office:value="3.20068345">
            <text:p>3.2006834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71426521">
            <text:p>0.71426521</text:p>
          </table:table-cell>
          <table:table-cell office:value-type="float" office:value="3.24812989">
            <text:p>3.2481298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70664526">
            <text:p>0.70664526</text:p>
          </table:table-cell>
          <table:table-cell office:value-type="float" office:value="3.29532933">
            <text:p>3.2953293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69964711">
            <text:p>0.69964711</text:p>
          </table:table-cell>
          <table:table-cell office:value-type="float" office:value="3.34227713">
            <text:p>3.3422771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69322499">
            <text:p>0.69322499</text:p>
          </table:table-cell>
          <table:table-cell office:value-type="float" office:value="3.38897108">
            <text:p>3.3889710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6873367">
            <text:p>0.6873367</text:p>
          </table:table-cell>
          <table:table-cell office:value-type="float" office:value="3.43541098">
            <text:p>3.4354109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68194334">
            <text:p>0.68194334</text:p>
          </table:table-cell>
          <table:table-cell office:value-type="float" office:value="3.48159826">
            <text:p>3.4815982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67700908">
            <text:p>0.67700908</text:p>
          </table:table-cell>
          <table:table-cell office:value-type="float" office:value="3.5275356">
            <text:p>3.527535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67250092">
            <text:p>0.67250092</text:p>
          </table:table-cell>
          <table:table-cell office:value-type="float" office:value="3.57322673">
            <text:p>3.5732267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66838849">
            <text:p>0.66838849</text:p>
          </table:table-cell>
          <table:table-cell office:value-type="float" office:value="3.61867619">
            <text:p>3.61867619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66464379">
            <text:p>0.66464379</text:p>
          </table:table-cell>
          <table:table-cell office:value-type="float" office:value="3.6638891">
            <text:p>3.663889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66124106">
            <text:p>0.66124106</text:p>
          </table:table-cell>
          <table:table-cell office:value-type="float" office:value="3.70887106">
            <text:p>3.70887106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65815654">
            <text:p>0.65815654</text:p>
          </table:table-cell>
          <table:table-cell office:value-type="float" office:value="3.753628">
            <text:p>3.75362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65536833">
            <text:p>0.65536833</text:p>
          </table:table-cell>
          <table:table-cell office:value-type="float" office:value="3.79816608">
            <text:p>3.79816608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65285625">
            <text:p>0.65285625</text:p>
          </table:table-cell>
          <table:table-cell office:value-type="float" office:value="3.84249159">
            <text:p>3.8424915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65060166">
            <text:p>0.65060166</text:p>
          </table:table-cell>
          <table:table-cell office:value-type="float" office:value="3.88661088">
            <text:p>3.8866108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64858738">
            <text:p>0.64858738</text:p>
          </table:table-cell>
          <table:table-cell office:value-type="float" office:value="3.93053035">
            <text:p>3.9305303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64679749">
            <text:p>0.64679749</text:p>
          </table:table-cell>
          <table:table-cell office:value-type="float" office:value="3.97425633">
            <text:p>3.97425633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64521733">
            <text:p>0.64521733</text:p>
          </table:table-cell>
          <table:table-cell office:value-type="float" office:value="4.01779509">
            <text:p>4.01779509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6438333">
            <text:p>0.6438333</text:p>
          </table:table-cell>
          <table:table-cell office:value-type="float" office:value="4.0611528">
            <text:p>4.0611528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64263283">
            <text:p>0.64263283</text:p>
          </table:table-cell>
          <table:table-cell office:value-type="float" office:value="4.10433553">
            <text:p>4.1043355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64160427">
            <text:p>0.64160427</text:p>
          </table:table-cell>
          <table:table-cell office:value-type="float" office:value="4.14734917">
            <text:p>4.1473491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64073683">
            <text:p>0.64073683</text:p>
          </table:table-cell>
          <table:table-cell office:value-type="float" office:value="4.19019949">
            <text:p>4.1901994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64002049">
            <text:p>0.64002049</text:p>
          </table:table-cell>
          <table:table-cell office:value-type="float" office:value="4.23289209">
            <text:p>4.23289209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63944595">
            <text:p>0.63944595</text:p>
          </table:table-cell>
          <table:table-cell office:value-type="float" office:value="4.27543239">
            <text:p>4.27543239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63900458">
            <text:p>0.63900458</text:p>
          </table:table-cell>
          <table:table-cell office:value-type="float" office:value="4.31782564">
            <text:p>4.3178256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63868837">
            <text:p>0.63868837</text:p>
          </table:table-cell>
          <table:table-cell office:value-type="float" office:value="4.36007695">
            <text:p>4.3600769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63848983">
            <text:p>0.63848983</text:p>
          </table:table-cell>
          <table:table-cell office:value-type="float" office:value="4.40219119">
            <text:p>4.40219119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63840201">
            <text:p>0.63840201</text:p>
          </table:table-cell>
          <table:table-cell office:value-type="float" office:value="4.44417313">
            <text:p>4.4441731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63841846">
            <text:p>0.63841846</text:p>
          </table:table-cell>
          <table:table-cell office:value-type="float" office:value="4.4860273">
            <text:p>4.4860273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63853312">
            <text:p>0.63853312</text:p>
          </table:table-cell>
          <table:table-cell office:value-type="float" office:value="4.52775812">
            <text:p>4.5277581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63874037">
            <text:p>0.63874037</text:p>
          </table:table-cell>
          <table:table-cell office:value-type="float" office:value="4.5693698">
            <text:p>4.569369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63903495">
            <text:p>0.63903495</text:p>
          </table:table-cell>
          <table:table-cell office:value-type="float" office:value="4.61086642">
            <text:p>4.6108664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63941195">
            <text:p>0.63941195</text:p>
          </table:table-cell>
          <table:table-cell office:value-type="float" office:value="4.65225188">
            <text:p>4.65225188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63986679">
            <text:p>0.63986679</text:p>
          </table:table-cell>
          <table:table-cell office:value-type="float" office:value="4.69352994">
            <text:p>4.69352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20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7-10-25T20:12:36.88</dc:date>
    <meta:editing-duration>PT1M43S</meta:editing-duration>
    <meta:editing-cycles>1</meta:editing-cycles>
    <meta:document-statistic meta:table-count="1" meta:cell-count="270" meta:object-count="0"/>
  </office:meta>
</office:document-meta>
</file>